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table table:name="protein list" table:style-name="ta1" table:print="false">
        <table:table-column table:style-name="co1" table:default-cell-style-name="ce1"/>
        <table:table-row table:style-name="ro1">
          <table:table-cell office:value-type="string" table:style-name="ce1">
            <office:annotation>
              <text:p>manual protein check</text:p>
            </office:annotation>
            <text:p>Checked</text:p>
          </table:table-cell>
          <table:table-cell office:value-type="string" table:style-name="ce1">
            <office:annotation>
              <text:p>unique protein identifier within this grouping experiment</text:p>
            </office:annotation>
            <text:p>Group</text:p>
          </table:table-cell>
          <table:table-cell office:value-type="string" table:style-name="ce1">
            <office:annotation>
              <text:p>protein accession</text:p>
            </office:annotation>
            <text:p>Accession</text:p>
          </table:table-cell>
          <table:table-cell office:value-type="string" table:style-name="ce1">
            <office:annotation>
              <text:p>protein description</text:p>
            </office:annotation>
            <text:p>Description</text:p>
          </table:table-cell>
          <table:table-cell office:value-type="string" table:style-name="ce1">
            <office:annotation>
              <text:p>log(Evalue)</text:p>
            </office:annotation>
            <text:p>log(E-value)</text:p>
          </table:table-cell>
          <table:table-cell office:value-type="string" table:style-name="ce1">
            <office:annotation>
              <text:p>protein Evalue</text:p>
            </office:annotation>
            <text:p>E-value</text:p>
          </table:table-cell>
          <table:table-cell office:value-type="string" table:style-name="ce1">
            <office:annotation>
              <text:p>number of distinct MS spectrum assigned to this protein</text:p>
            </office:annotation>
            <text:p>Spectra</text:p>
          </table:table-cell>
          <table:table-cell office:value-type="string" table:style-name="ce1">
            <office:annotation>
              <text:p>number of distinct MS spectrum only assigned to this protein within the group</text:p>
            </office:annotation>
            <text:p>Specific spectra</text:p>
          </table:table-cell>
          <table:table-cell office:value-type="string" table:style-name="ce1">
            <office:annotation>
              <text:p>number of unique distinct peptide sequences</text:p>
            </office:annotation>
            <text:p>Sequences</text:p>
          </table:table-cell>
          <table:table-cell office:value-type="string" table:style-name="ce1">
            <office:annotation>
              <text:p>number of unique distinct peptide sequences only assigned to this protein within the group</text:p>
            </office:annotation>
            <text:p>Specific sequences</text:p>
          </table:table-cell>
          <table:table-cell office:value-type="string" table:style-name="ce1">
            <office:annotation>
              <text:p>protein coverage (ratio)</text:p>
            </office:annotation>
            <text:p>coverage</text:p>
          </table:table-cell>
          <table:table-cell office:value-type="string" table:style-name="ce1">
            <office:annotation>
              <text:p>protein molecular weight in Dalton</text:p>
            </office:annotation>
            <text:p>MW</text:p>
          </table:table-cell>
          <table:table-cell office:value-type="string" table:style-name="ce1">
            <office:annotation>
              <text:p>Protein Abundance Index (Rappsilber et al. 2002)</text:p>
            </office:annotation>
            <text:p>PAI</text:p>
          </table:table-cell>
          <table:table-cell office:value-type="string" table:style-name="ce1">
            <office:annotation>
              <text:p>Exponentially Modified Protein Abundance Index (emPAI) as described by Ishihama 2005</text:p>
            </office:annotation>
            <text:p>emPAI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b16.a1.a1</text:p>
          </table:table-cell>
          <table:table-cell office:value-type="string" table:style-name="ce1">
            <text:p>Case1_P1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b16.a1.a2</text:p>
          </table:table-cell>
          <table:table-cell office:value-type="string" table:style-name="ce1">
            <text:p>Case1_P2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4.a1.a1</text:p>
          </table:table-cell>
          <table:table-cell office:value-type="string" table:style-name="ce1">
            <text:p>Case2_P1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2.00000000000000000000e+00" table:style-name="ce1">
            <text:p>2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4.a1.a2</text:p>
          </table:table-cell>
          <table:table-cell office:value-type="string" table:style-name="ce1">
            <text:p>Case2_P2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2.00000000000000000000e+00" table:style-name="ce1">
            <text:p>2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b12.a1.a1</text:p>
          </table:table-cell>
          <table:table-cell office:value-type="string" table:style-name="ce1">
            <text:p>Case3_P1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2.00000000000000000000e+00" table:style-name="ce1">
            <text:p>2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/>
          </table:table-cell>
          <table:table-cell office:value-type="string" table:style-name="ce1">
            <text:p>Case3_P2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b13.a1.a1</text:p>
          </table:table-cell>
          <table:table-cell office:value-type="string" table:style-name="ce1">
            <text:p>Case4_P1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b13.a2.a1</text:p>
          </table:table-cell>
          <table:table-cell office:value-type="string" table:style-name="ce1">
            <text:p>Case4_P2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5.a2.a1</text:p>
          </table:table-cell>
          <table:table-cell office:value-type="string" table:style-name="ce1">
            <text:p>Case5_P1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5.a1.a1</text:p>
          </table:table-cell>
          <table:table-cell office:value-type="string" table:style-name="ce1">
            <text:p>Case5_P2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5.a1.a2</text:p>
          </table:table-cell>
          <table:table-cell office:value-type="string" table:style-name="ce1">
            <text:p>Case5_P3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6.a1.a1</text:p>
          </table:table-cell>
          <table:table-cell office:value-type="string" table:style-name="ce1">
            <text:p>Case6_P1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6.a1.a2</text:p>
          </table:table-cell>
          <table:table-cell office:value-type="string" table:style-name="ce1">
            <text:p>Case6_P2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6.a2.a1</text:p>
          </table:table-cell>
          <table:table-cell office:value-type="string" table:style-name="ce1">
            <text:p>Case6_P3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6.a2.a2</text:p>
          </table:table-cell>
          <table:table-cell office:value-type="string" table:style-name="ce1">
            <text:p>Case6_P4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b14.a2.a1</text:p>
          </table:table-cell>
          <table:table-cell office:value-type="string" table:style-name="ce1">
            <text:p>Case7_PX1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b14.a1.a1</text:p>
          </table:table-cell>
          <table:table-cell office:value-type="string" table:style-name="ce1">
            <text:p>Case7_P3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/>
          </table:table-cell>
          <table:table-cell office:value-type="string" table:style-name="ce1">
            <text:p>Case7_P2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float" office:value="2.00000000000000000000e+00" table:style-name="ce1">
            <text:p>2</text:p>
          </table:table-cell>
          <table:table-cell office:value-type="string" table:style-name="ce1">
            <text:p/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b15.a1.a1</text:p>
          </table:table-cell>
          <table:table-cell office:value-type="string" table:style-name="ce1">
            <text:p>Case8_P1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/>
          </table:table-cell>
          <table:table-cell office:value-type="string" table:style-name="ce1">
            <text:p>Case8_P2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b15.a2.a1</text:p>
          </table:table-cell>
          <table:table-cell office:value-type="string" table:style-name="ce1">
            <text:p>Case8_P3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3.a1.a1</text:p>
          </table:table-cell>
          <table:table-cell office:value-type="string" table:style-name="ce1">
            <text:p>Case9_P1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3.00000000000000000000e+00" table:style-name="ce1">
            <text:p>3</text:p>
          </table:table-cell>
          <table:table-cell office:value-type="float" office:value="2.00000000000000000000e+00" table:style-name="ce1">
            <text:p>2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/>
          </table:table-cell>
          <table:table-cell office:value-type="string" table:style-name="ce1">
            <text:p>Case9_P3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float" office:value="2.00000000000000000000e+00" table:style-name="ce1">
            <text:p>2</text:p>
          </table:table-cell>
          <table:table-cell office:value-type="string" table:style-name="ce1">
            <text:p/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3.a2.a1</text:p>
          </table:table-cell>
          <table:table-cell office:value-type="string" table:style-name="ce1">
            <text:p>Case9_PX2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1.a2.a1</text:p>
          </table:table-cell>
          <table:table-cell office:value-type="string" table:style-name="ce1">
            <text:p>Case10_P2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3.00000000000000000000e+00" table:style-name="ce1">
            <text:p>3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/>
          </table:table-cell>
          <table:table-cell office:value-type="string" table:style-name="ce1">
            <text:p>Case10_P3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float" office:value="2.00000000000000000000e+00" table:style-name="ce1">
            <text:p>2</text:p>
          </table:table-cell>
          <table:table-cell office:value-type="string" table:style-name="ce1">
            <text:p/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1.a1.a1</text:p>
          </table:table-cell>
          <table:table-cell office:value-type="string" table:style-name="ce1">
            <text:p>Case10_P1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3.00000000000000000000e+00" table:style-name="ce1">
            <text:p>3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7.a1.a1</text:p>
          </table:table-cell>
          <table:table-cell office:value-type="string" table:style-name="ce1">
            <text:p>Case11_P1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2.00000000000000000000e+00" table:style-name="ce1">
            <text:p>2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/>
          </table:table-cell>
          <table:table-cell office:value-type="string" table:style-name="ce1">
            <text:p>Case11_P2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float" office:value="2.00000000000000000000e+00" table:style-name="ce1">
            <text:p>2</text:p>
          </table:table-cell>
          <table:table-cell office:value-type="string" table:style-name="ce1">
            <text:p/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8.a1.a1</text:p>
          </table:table-cell>
          <table:table-cell office:value-type="string" table:style-name="ce1">
            <text:p>Case11_P3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2.00000000000000000000e+00" table:style-name="ce1">
            <text:p>2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9.a1.a1</text:p>
          </table:table-cell>
          <table:table-cell office:value-type="string" table:style-name="ce1">
            <text:p>Case12_P1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9.a2.a1</text:p>
          </table:table-cell>
          <table:table-cell office:value-type="string" table:style-name="ce1">
            <text:p>Case12_PX2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/>
          </table:table-cell>
          <table:table-cell office:value-type="string" table:style-name="ce1">
            <text:p>Case12_P3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float" office:value="2.00000000000000000000e+00" table:style-name="ce1">
            <text:p>2</text:p>
          </table:table-cell>
          <table:table-cell office:value-type="string" table:style-name="ce1">
            <text:p/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b10.a1.a1</text:p>
          </table:table-cell>
          <table:table-cell office:value-type="string" table:style-name="ce1">
            <text:p>Case12_P4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2.00000000000000000000e+00" table:style-name="ce1">
            <text:p>2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/>
          </table:table-cell>
          <table:table-cell office:value-type="string" table:style-name="ce1">
            <text:p>Case13_P1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float" office:value="2.00000000000000000000e+00" table:style-name="ce1">
            <text:p>2</text:p>
          </table:table-cell>
          <table:table-cell office:value-type="string" table:style-name="ce1">
            <text:p/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/>
          </table:table-cell>
          <table:table-cell office:value-type="string" table:style-name="ce1">
            <text:p>Case13_P3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float" office:value="2.00000000000000000000e+00" table:style-name="ce1">
            <text:p>2</text:p>
          </table:table-cell>
          <table:table-cell office:value-type="string" table:style-name="ce1">
            <text:p/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/>
          </table:table-cell>
          <table:table-cell office:value-type="string" table:style-name="ce1">
            <text:p>Case13_P4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b11.a1.a1</text:p>
          </table:table-cell>
          <table:table-cell office:value-type="string" table:style-name="ce1">
            <text:p>Case13_P2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2.00000000000000000000e+00" table:style-name="ce1">
            <text:p>2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/>
          </table:table-cell>
          <table:table-cell office:value-type="string" table:style-name="ce1">
            <text:p>Case13_P5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/>
          </table:table-cell>
          <table:table-cell office:value-type="string" table:style-name="ce1">
            <text:p>Case13_P6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/>
          </table:table-cell>
          <table:table-cell office:value-type="string" table:style-name="ce1">
            <text:p>Case14_P1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/>
          </table:table-cell>
          <table:table-cell office:value-type="string" table:style-name="ce1">
            <text:p>Case14_P2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float" office:value="2.00000000000000000000e+00" table:style-name="ce1">
            <text:p>2</text:p>
          </table:table-cell>
          <table:table-cell office:value-type="string" table:style-name="ce1">
            <text:p/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2.a1.a1</text:p>
          </table:table-cell>
          <table:table-cell office:value-type="string" table:style-name="ce1">
            <text:p>Case14_P3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3.00000000000000000000e+00" table:style-name="ce1">
            <text:p>3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2.a2.a1</text:p>
          </table:table-cell>
          <table:table-cell office:value-type="string" table:style-name="ce1">
            <text:p>Case14_P4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3.00000000000000000000e+00" table:style-name="ce1">
            <text:p>3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2.a3.a1</text:p>
          </table:table-cell>
          <table:table-cell office:value-type="string" table:style-name="ce1">
            <text:p>Case14_P5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able="urn:oasis:names:tc:opendocument:xmlns:table:1.0" xmlns:xhtml="http://www.w3.org/1999/xhtml" xmlns:fo="urn:oasis:names:tc:opendocument:xmlns:xsl-fo-compatible:1.0" xmlns:oooc="http://openoffice.org/2004/calc" xmlns:ooo="http://openoffice.org/2004/office" xmlns:presentation="urn:oasis:names:tc:opendocument:xmlns:presentation:1.0" xmlns:css3t="http://www.w3.org/TR/css3-text/" xmlns:number="urn:oasis:names:tc:opendocument:xmlns:datastyle:1.0" xmlns:chart="urn:oasis:names:tc:opendocument:xmlns:chart:1.0" xmlns:math="http://www.w3.org/1998/Math/MathML" xmlns:rpt="http://openoffice.org/2005/report" xmlns:grddl="http://www.w3.org/2003/g/data-view#" xmlns:office="urn:oasis:names:tc:opendocument:xmlns:office:1.0" xmlns:dr3d="urn:oasis:names:tc:opendocument:xmlns:dr3d:1.0" xmlns:dc="http://purl.org/dc/elements/1.1/" xmlns:text="urn:oasis:names:tc:opendocument:xmlns:text:1.0" xmlns:meta="urn:oasis:names:tc:opendocument:xmlns:meta:1.0" xmlns:xlink="http://www.w3.org/1999/xlink" xmlns:svg="urn:oasis:names:tc:opendocument:xmlns:svg-compatible:1.0" xmlns:script="urn:oasis:names:tc:opendocument:xmlns:script:1.0" xmlns:dom="http://www.w3.org/2001/xml-events" xmlns:form="urn:oasis:names:tc:opendocument:xmlns:form:1.0" xmlns:of="urn:oasis:names:tc:opendocument:xmlns:of:1.2" xmlns:draw="urn:oasis:names:tc:opendocument:xmlns:drawing:1.0" xmlns:ooow="http://openoffice.org/2004/writer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</office:font-face-decls>
  <office:styles>
    <number:number-style style:name="N0">
      <number:number number:min-integer-digits="1"/>
    </number:number-style>
    <number:date-style style:name="N36">
      <number:day/>
      <number:text>/</number:text>
      <number:month/>
      <number:text>/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libodsstream/0.7.11</meta:generator>
    <meta:creation-date>2021-11-23T09:46:35</meta:creation-date>
    <dc:date>2021-11-23T09:46:35</dc:date>
    <meta:editing-cycles>1</meta:editing-cycles>
    <meta:editing-duration>PT0.602S</meta:editing-duration>
  </office:meta>
</office:document-meta>
</file>